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909cm" fo:min-width="6.866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withoutfill">
      <style:graphic-properties svg:stroke-width="0.152cm" draw:marker-start-width="0.66cm" draw:marker-end="Arrow" draw:marker-end-width="0.761cm" draw:fill="none" draw:textarea-vertical-align="middle" fo:padding-top="0.201cm" fo:padding-bottom="0.201cm" fo:padding-left="0.326cm" fo:padding-right="0.326cm"/>
    </style:style>
    <style:style style:name="gr5" style:family="graphic" style:parent-style-name="objectwithoutfill">
      <style:graphic-properties svg:stroke-width="0.152cm" draw:marker-start-width="0.66cm" draw:marker-end-width="0.66cm" draw:fill="none" draw:textarea-vertical-align="middle" fo:padding-top="0.201cm" fo:padding-bottom="0.201cm" fo:padding-left="0.326cm" fo:padding-right="0.326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45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36pt" style:font-size-asian="36pt" style:font-size-complex="36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36pt" fo:font-weight="bold" style:font-size-asian="36pt" style:font-weight-asian="bold" style:font-size-complex="36pt" style:font-weight-complex="bold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36pt" fo:font-weight="bold" style:font-size-asian="36pt" style:font-weight-asian="bold" style:font-size-complex="3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7.366cm" svg:height="2.159cm" svg:x="1.909cm" svg:y="2.174cm">
          <text:p text:style-name="P1"><text:span text:style-name="T1">0 1000 000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3.306cm" svg:y1="2.174cm" svg:x2="3.306cm" svg:y2="4.333cm">
          <text:p/>
        </draw:line>
        <draw:line draw:style-name="gr2" draw:text-style-name="P3" draw:layer="layout" svg:x1="6.406cm" svg:y1="2.175cm" svg:x2="6.406cm" svg:y2="4.334cm">
          <text:p/>
        </draw:line>
        <draw:frame draw:style-name="gr3" draw:text-style-name="P4" draw:layer="layout" svg:width="1.209cm" svg:height="1.673cm" svg:x="4.31cm" svg:y="5.062cm">
          <draw:text-box>
            <text:p><text:span text:style-name="T2">2</text:span></text:p>
          </draw:text-box>
        </draw:frame>
        <draw:custom-shape draw:style-name="gr1" draw:text-style-name="P2" draw:layer="layout" svg:width="7.366cm" svg:height="2.159cm" svg:x="42.009cm" svg:y="2.274cm">
          <text:p text:style-name="P1"><text:span text:style-name="T1">0 </text:span><text:span text:style-name="T1">10</text:span><text:span text:style-name="T1">01 </text:span><text:span text:style-name="T1">00</text:span><text:span text:style-name="T1">0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43.406cm" svg:y1="2.274cm" svg:x2="43.406cm" svg:y2="4.433cm">
          <text:p/>
        </draw:line>
        <draw:line draw:style-name="gr2" draw:text-style-name="P3" draw:layer="layout" svg:x1="46.506cm" svg:y1="2.275cm" svg:x2="46.506cm" svg:y2="4.434cm">
          <text:p/>
        </draw:line>
        <draw:frame draw:style-name="gr3" draw:text-style-name="P4" draw:layer="layout" svg:width="1.209cm" svg:height="1.673cm" svg:x="44.81cm" svg:y="4.962cm">
          <draw:text-box>
            <text:p><text:span text:style-name="T2">4</text:span></text:p>
          </draw:text-box>
        </draw:frame>
        <draw:line draw:style-name="gr4" draw:text-style-name="P3" draw:layer="layout" svg:x1="2.397cm" svg:y1="7.087cm" svg:x2="53.197cm" svg:y2="7.096cm">
          <text:p/>
        </draw:line>
        <draw:line draw:style-name="gr5" draw:text-style-name="P3" draw:layer="layout" svg:x1="4.891cm" svg:y1="6.506cm" svg:x2="4.891cm" svg:y2="7.776cm">
          <text:p/>
        </draw:line>
        <draw:line draw:style-name="gr5" draw:text-style-name="P3" draw:layer="layout" svg:x1="9.891cm" svg:y1="6.506cm" svg:x2="9.891cm" svg:y2="7.776cm">
          <text:p/>
        </draw:line>
        <draw:line draw:style-name="gr5" draw:text-style-name="P3" draw:layer="layout" svg:x1="14.891cm" svg:y1="6.506cm" svg:x2="14.891cm" svg:y2="7.776cm">
          <text:p/>
        </draw:line>
        <draw:line draw:style-name="gr5" draw:text-style-name="P3" draw:layer="layout" svg:x1="19.991cm" svg:y1="6.506cm" svg:x2="19.991cm" svg:y2="7.776cm">
          <text:p/>
        </draw:line>
        <draw:line draw:style-name="gr5" draw:text-style-name="P3" draw:layer="layout" svg:x1="24.991cm" svg:y1="6.506cm" svg:x2="24.991cm" svg:y2="7.776cm">
          <text:p/>
        </draw:line>
        <draw:line draw:style-name="gr5" draw:text-style-name="P3" draw:layer="layout" svg:x1="30.291cm" svg:y1="6.506cm" svg:x2="30.291cm" svg:y2="7.776cm">
          <text:p/>
        </draw:line>
        <draw:line draw:style-name="gr5" draw:text-style-name="P3" draw:layer="layout" svg:x1="35.291cm" svg:y1="6.506cm" svg:x2="35.291cm" svg:y2="7.776cm">
          <text:p/>
        </draw:line>
        <draw:line draw:style-name="gr5" draw:text-style-name="P3" draw:layer="layout" svg:x1="40.491cm" svg:y1="6.506cm" svg:x2="40.491cm" svg:y2="7.776cm">
          <text:p/>
        </draw:line>
        <draw:line draw:style-name="gr5" draw:text-style-name="P3" draw:layer="layout" svg:x1="45.391cm" svg:y1="6.506cm" svg:x2="45.391cm" svg:y2="7.776cm">
          <text:p/>
        </draw:line>
        <draw:custom-shape draw:style-name="gr1" draw:text-style-name="P2" draw:layer="layout" svg:width="7.366cm" svg:height="2.159cm" svg:x="6.409cm" svg:y="10.274cm">
          <text:p text:style-name="P1"><text:span text:style-name="T1">0 1000 001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7.806cm" svg:y1="10.274cm" svg:x2="7.806cm" svg:y2="12.433cm">
          <text:p/>
        </draw:line>
        <draw:line draw:style-name="gr2" draw:text-style-name="P3" draw:layer="layout" svg:x1="10.906cm" svg:y1="10.275cm" svg:x2="10.906cm" svg:y2="12.434cm">
          <text:p/>
        </draw:line>
        <draw:frame draw:style-name="gr6" draw:text-style-name="P4" draw:layer="layout" svg:width="3.429cm" svg:height="3.095cm" svg:x="8.493cm" svg:y="7.963cm">
          <draw:text-box>
            <text:p><text:span text:style-name="T2">2.25</text:span></text:p>
          </draw:text-box>
        </draw:frame>
        <draw:custom-shape draw:style-name="gr1" draw:text-style-name="P2" draw:layer="layout" svg:width="7.366cm" svg:height="2.159cm" svg:x="31.909cm" svg:y="2.274cm">
          <text:p text:style-name="P1"><text:span text:style-name="T1">0 1000 110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33.306cm" svg:y1="2.274cm" svg:x2="33.306cm" svg:y2="4.433cm">
          <text:p/>
        </draw:line>
        <draw:line draw:style-name="gr2" draw:text-style-name="P3" draw:layer="layout" svg:x1="36.406cm" svg:y1="2.275cm" svg:x2="36.406cm" svg:y2="4.434cm">
          <text:p/>
        </draw:line>
        <draw:frame draw:style-name="gr7" draw:text-style-name="P4" draw:layer="layout" svg:width="3.048cm" svg:height="1.673cm" svg:x="34.22cm" svg:y="4.962cm">
          <draw:text-box>
            <text:p><text:span text:style-name="T2">3.5</text:span></text:p>
          </draw:text-box>
        </draw:frame>
        <draw:custom-shape draw:style-name="gr1" draw:text-style-name="P2" draw:layer="layout" svg:width="7.366cm" svg:height="2.159cm" svg:x="21.609cm" svg:y="2.274cm">
          <text:p text:style-name="P1"><text:span text:style-name="T1">0 1000 100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23.006cm" svg:y1="2.274cm" svg:x2="23.006cm" svg:y2="4.433cm">
          <text:p/>
        </draw:line>
        <draw:line draw:style-name="gr2" draw:text-style-name="P3" draw:layer="layout" svg:x1="26.106cm" svg:y1="2.275cm" svg:x2="26.106cm" svg:y2="4.434cm">
          <text:p/>
        </draw:line>
        <draw:frame draw:style-name="gr7" draw:text-style-name="P4" draw:layer="layout" svg:width="3.048cm" svg:height="1.673cm" svg:x="24.414cm" svg:y="4.962cm">
          <draw:text-box>
            <text:p><text:span text:style-name="T2">3</text:span></text:p>
          </draw:text-box>
        </draw:frame>
        <draw:custom-shape draw:style-name="gr1" draw:text-style-name="P2" draw:layer="layout" svg:width="7.366cm" svg:height="2.159cm" svg:x="11.509cm" svg:y="2.274cm">
          <text:p text:style-name="P1"><text:span text:style-name="T1">0 1000 010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2.906cm" svg:y1="2.274cm" svg:x2="12.906cm" svg:y2="4.433cm">
          <text:p/>
        </draw:line>
        <draw:line draw:style-name="gr2" draw:text-style-name="P3" draw:layer="layout" svg:x1="16.006cm" svg:y1="2.275cm" svg:x2="16.006cm" svg:y2="4.434cm">
          <text:p/>
        </draw:line>
        <draw:frame draw:style-name="gr7" draw:text-style-name="P4" draw:layer="layout" svg:width="4.064cm" svg:height="1.673cm" svg:x="13.819cm" svg:y="4.962cm">
          <draw:text-box>
            <text:p><text:span text:style-name="T2">2.5</text:span></text:p>
          </draw:text-box>
        </draw:frame>
        <draw:custom-shape draw:style-name="gr1" draw:text-style-name="P2" draw:layer="layout" svg:width="7.366cm" svg:height="2.159cm" svg:x="16.509cm" svg:y="10.275cm">
          <text:p text:style-name="P1"><text:span text:style-name="T1">0 1000 011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7.906cm" svg:y1="10.275cm" svg:x2="17.906cm" svg:y2="12.434cm">
          <text:p/>
        </draw:line>
        <draw:line draw:style-name="gr2" draw:text-style-name="P3" draw:layer="layout" svg:x1="21.006cm" svg:y1="10.276cm" svg:x2="21.006cm" svg:y2="12.435cm">
          <text:p/>
        </draw:line>
        <draw:frame draw:style-name="gr6" draw:text-style-name="P4" draw:layer="layout" svg:width="3.429cm" svg:height="3.095cm" svg:x="18.593cm" svg:y="7.964cm">
          <draw:text-box>
            <text:p><text:span text:style-name="T2">2.75</text:span></text:p>
          </draw:text-box>
        </draw:frame>
        <draw:custom-shape draw:style-name="gr1" draw:text-style-name="P2" draw:layer="layout" svg:width="7.366cm" svg:height="2.159cm" svg:x="26.809cm" svg:y="10.276cm">
          <text:p text:style-name="P1"><text:span text:style-name="T1">0 1000 101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28.206cm" svg:y1="10.276cm" svg:x2="28.206cm" svg:y2="12.435cm">
          <text:p/>
        </draw:line>
        <draw:line draw:style-name="gr2" draw:text-style-name="P3" draw:layer="layout" svg:x1="31.306cm" svg:y1="10.277cm" svg:x2="31.306cm" svg:y2="12.436cm">
          <text:p/>
        </draw:line>
        <draw:frame draw:style-name="gr6" draw:text-style-name="P4" draw:layer="layout" svg:width="3.429cm" svg:height="3.095cm" svg:x="28.893cm" svg:y="7.965cm">
          <draw:text-box>
            <text:p><text:span text:style-name="T2">3.25</text:span></text:p>
          </draw:text-box>
        </draw:frame>
        <draw:custom-shape draw:style-name="gr1" draw:text-style-name="P2" draw:layer="layout" svg:width="7.366cm" svg:height="2.159cm" svg:x="37.009cm" svg:y="10.277cm">
          <text:p text:style-name="P1"><text:span text:style-name="T1">0 1000 111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38.406cm" svg:y1="10.277cm" svg:x2="38.406cm" svg:y2="12.436cm">
          <text:p/>
        </draw:line>
        <draw:line draw:style-name="gr2" draw:text-style-name="P3" draw:layer="layout" svg:x1="41.506cm" svg:y1="10.278cm" svg:x2="41.506cm" svg:y2="12.437cm">
          <text:p/>
        </draw:line>
        <draw:frame draw:style-name="gr6" draw:text-style-name="P4" draw:layer="layout" svg:width="3.429cm" svg:height="3.095cm" svg:x="39.093cm" svg:y="7.966cm">
          <draw:text-box>
            <text:p><text:span text:style-name="T2">3.75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5.88cm" fo:page-height="15.2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7T17:36:11.097651516</meta:creation-date>
    <dc:date>2017-11-07T18:54:40.737833712</dc:date>
    <meta:editing-duration>PT7M59S</meta:editing-duration>
    <meta:editing-cycles>2</meta:editing-cycles>
    <meta:generator>LibreOffice/5.1.6.2$Linux_X86_64 LibreOffice_project/10m0$Build-2</meta:generator>
    <meta:document-statistic meta:object-count="46"/>
  </office:meta>
</office:document-meta>
</file>